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54pt"/>
    </style:style>
    <style:style style:name="co3" style:family="table-column">
      <style:table-column-properties fo:break-before="auto" style:column-width="512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ink (you will have to find the same item in a shop in spain…)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trimpot</text:p>
          </table:table-cell>
          <table:table-cell office:value-type="string" calcext:value-type="string">
            <text:p>https://nl.farnell.com/bourns/3386x-1-105lf/trimmer-pot-1mohm-10-1turn-th/dp/9355430</text:p>
          </table:table-cell>
          <table:table-cell/>
        </table:table-row>
        <table:table-row table:style-name="ro1">
          <table:table-cell office:value-type="string" calcext:value-type="string">
            <text:p>RV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trimpot</text:p>
          </table:table-cell>
          <table:table-cell office:value-type="string" calcext:value-type="string">
            <text:p>https://nl.farnell.com/bourns/3386x-1-104lf/trimmer-100k/dp/9355421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screw termin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<text:a xlink:href="https://nl.farnell.com/phoenix-contact/mkds-1-2-3-5-ht-bk/tb-wire-to-brd-2pos-16awg/dp/2766173" xlink:type="simple">https://nl.farnell.com/phoenix-contact/mkds-1-2-3-5-ht-bk/tb-wire-to-brd-2pos-16awg/dp/2766173</text:a>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https://nl.farnell.com/vishay/crcw08051m00fkea/res-1m-1-0-125w-0805-thick-film/dp/1652946?st=1m</text:p>
          </table:table-cell>
          <table:table-cell office:value-type="string" calcext:value-type="string">
            <text:p>size of this 2mm x 1.25mm x 0.5mm, this what you will have to solder by hand, so it will be small!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https://nl.farnell.com/vishay/crcw0805100kfkea/res-100k-1-0-125w-0805-thick-film/dp/1469860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https://nl.farnell.com/vishay/crcw0805100kfkea/res-100k-1-0-125w-0805-thick-film/dp/1469860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https://nl.farnell.com/vishay/crcw080510k0fkta/res-10k-1-0-125w-0805-thick-film/dp/1652909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https://nl.farnell.com/vishay/crcw080510k0fkta/res-10k-1-0-125w-0805-thick-film/dp/1652909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https://nl.farnell.com/vishay/crcw080510k0fkta/res-10k-1-0-125w-0805-thick-film/dp/1652909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https://nl.farnell.com/vishay/crcw0805100kfkea/res-100k-1-0-125w-0805-thick-film/dp/1469860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324n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https://nl.farnell.com/texas-instruments/lm324adr/op-amp-quad-low-power-smd-soic14/dp/3117046?st=lm3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 style:data-style-name="N2" text:time-value="12:38:16.7940509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12:04:33.903941763</meta:creation-date>
    <dc:date>2020-12-07T14:12:48.506341545</dc:date>
    <meta:editing-duration>PT1H34M49S</meta:editing-duration>
    <meta:editing-cycles>2</meta:editing-cycles>
    <meta:generator>LibreOffice/6.0.7.3$Linux_X86_64 LibreOffice_project/00m0$Build-3</meta:generator>
    <meta:document-statistic meta:table-count="1" meta:cell-count="50" meta:object-count="0"/>
  </office:meta>
</office:document-meta>
</file>